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height100" style:family="table">
      <style:table-properties style:width="17cm" table:align="margins"/>
    </style:style>
    <style:style style:name="height100.A" style:family="table-column">
      <style:table-column-properties style:column-width="3.401cm" style:rel-column-width="13107*"/>
    </style:style>
    <style:style style:name="height100.A1" style:family="table-cell">
      <style:table-cell-properties fo:padding="0cm" fo:border="none" style:writing-mode="page"/>
    </style:style>
    <style:style style:name="height100.B3" style:family="table-cell" style:data-style-name="N1">
      <style:table-cell-properties fo:padding="0cm" fo:border="none" style:writing-mode="page"/>
    </style:style>
    <style:style style:name="height100.E3" style:family="table-cell" style:data-style-name="N109">
      <style:table-cell-properties fo:padding="0cm" fo:border="none" style:writing-mode="page"/>
    </style:style>
    <style:style style:name="height100.C5" style:family="table-cell" style:data-style-name="N1">
      <style:table-cell-properties fo:background-color="#000000" fo:padding="0cm" fo:border="none" style:writing-mode="page">
        <style:background-image/>
      </style:table-cell-properties>
    </style:style>
    <style:style style:name="height130" style:family="table">
      <style:table-properties style:width="17cm" table:align="margins"/>
    </style:style>
    <style:style style:name="height130.A" style:family="table-column">
      <style:table-column-properties style:column-width="3.401cm" style:rel-column-width="13107*"/>
    </style:style>
    <style:style style:name="height130.A1" style:family="table-cell">
      <style:table-cell-properties fo:padding="0cm" fo:border="none" style:writing-mode="page"/>
    </style:style>
    <style:style style:name="height130.A3" style:family="table-cell" style:data-style-name="N0">
      <style:table-cell-properties fo:padding="0cm" fo:border="none" style:writing-mode="page"/>
    </style:style>
    <style:style style:name="height130.E3" style:family="table-cell" style:data-style-name="N109">
      <style:table-cell-properties fo:padding="0cm" fo:border="none" style:writing-mode="page"/>
    </style:style>
    <style:style style:name="height130.D8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cm" fo:border="none" style:writing-mode="page"/>
    </style:style>
    <style:style style:name="Table1.A3" style:family="table-cell" style:data-style-name="N0">
      <style:table-cell-properties fo:padding="0cm" fo:border="none" style:writing-mode="page"/>
    </style:style>
    <style:style style:name="Table1.E3" style:family="table-cell" style:data-style-name="N109">
      <style:table-cell-properties fo:padding="0cm" fo:border="none" style:writing-mode="page"/>
    </style:style>
    <style:style style:name="Table1.D8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D11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Caption">
      <style:paragraph-properties fo:keep-with-next="always"/>
    </style:style>
    <style:style style:name="P2" style:family="paragraph" style:parent-style-name="Heading_20_1">
      <style:text-properties officeooo:rsid="001ebc1a" officeooo:paragraph-rsid="001ebc1a"/>
    </style:style>
    <style:style style:name="P3" style:family="paragraph" style:parent-style-name="Heading_20_1">
      <style:text-properties officeooo:paragraph-rsid="001ebc1a"/>
    </style:style>
    <style:style style:name="P4" style:family="paragraph" style:parent-style-name="Table">
      <style:paragraph-properties fo:keep-with-next="always"/>
      <style:text-properties officeooo:paragraph-rsid="001ebc1a"/>
    </style:style>
    <style:style style:name="P5" style:family="paragraph" style:parent-style-name="Table">
      <style:text-properties officeooo:paragraph-rsid="001ebc1a"/>
    </style:style>
    <style:style style:name="P6" style:family="paragraph" style:parent-style-name="Table_20_Contents">
      <style:text-properties officeooo:rsid="001ebc1a" officeooo:paragraph-rsid="001ebc1a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font-weight="bold" officeooo:paragraph-rsid="001ebc1a" style:font-weight-asian="bold" style:font-weight-complex="bold"/>
    </style:style>
    <style:style style:name="P9" style:family="paragraph" style:parent-style-name="Table_20_Contents">
      <style:text-properties fo:font-weight="bold" officeooo:rsid="001ebc1a" officeooo:paragraph-rsid="001ebc1a" style:font-weight-asian="bold" style:font-weight-complex="bold"/>
    </style:style>
    <style:style style:name="P10" style:family="paragraph" style:parent-style-name="Table_20_Contents">
      <style:text-properties fo:font-weight="bold" officeooo:rsid="001ebc1a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fo:font-weight="bold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officeooo:rsid="001ebc1a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officeooo:rsid="001ebc1a" officeooo:paragraph-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officeooo:rsid="001eb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rsid="001ebc1a" officeooo:paragraph-rsid="001ebc1a"/>
    </style:style>
    <style:style style:name="P18" style:family="paragraph" style:parent-style-name="Text_20_body" style:list-style-name="L1">
      <style:text-properties officeooo:rsid="001ebc1a" officeooo:paragraph-rsid="001ebc1a"/>
    </style:style>
    <style:style style:name="P19" style:family="paragraph" style:parent-style-name="Text_20_body" style:list-style-name="L2">
      <style:text-properties officeooo:rsid="001ebc1a" officeooo:paragraph-rsid="001ebc1a"/>
    </style:style>
    <style:style style:name="P20" style:family="paragraph" style:parent-style-name="Text_20_body" style:list-style-name="L2">
      <style:text-properties officeooo:rsid="001ebc1a" officeooo:paragraph-rsid="001f0ed3"/>
    </style:style>
    <style:style style:name="P21" style:family="paragraph" style:parent-style-name="Text_20_body">
      <style:text-properties officeooo:paragraph-rsid="001ebc1a"/>
    </style:style>
    <style:style style:name="P22" style:family="paragraph" style:parent-style-name="Text_20_body" style:list-style-name="L2">
      <style:text-properties officeooo:rsid="001f0ed3" officeooo:paragraph-rsid="001f0ed3"/>
    </style:style>
    <style:style style:name="P23" style:family="paragraph" style:parent-style-name="Title" style:master-page-name="Standard">
      <style:paragraph-properties style:page-number="auto"/>
      <style:text-properties officeooo:rsid="001ebc1a" officeooo:paragraph-rsid="001ebc1a"/>
    </style:style>
    <style:style style:name="T1" style:family="text">
      <style:text-properties officeooo:rsid="001ebc1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1ebc1a" style:font-weight-asian="normal" style:font-weight-complex="normal"/>
    </style:style>
    <style:style style:name="T6" style:family="text">
      <style:text-properties fo:language="en" fo:country="US" officeooo:rsid="001ebc1a"/>
    </style:style>
    <style:style style:name="T7" style:family="text">
      <style:text-properties officeooo:rsid="001f0ed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Investigation into the Effect of Height of Launch on Angle for Maximum Distance</text:p>
      <text:h text:style-name="P2" text:outline-level="1">Background Research</text:h>
      <text:h text:style-name="P2" text:outline-level="1">Hypothesis</text:h>
      <text:p text:style-name="P17">As the launch height increases, the angle required to reach the maximum distance will decrease.</text:p>
      <text:h text:style-name="P2" text:outline-level="1">Variables</text:h>
      <text:h text:style-name="P2" text:outline-level="1">Equipment List</text:h>
      <text:list xml:id="list846035593" text:style-name="L1">
        <text:list-item>
          <text:p text:style-name="P18">Blue carbon paper</text:p>
        </text:list-item>
        <text:list-item>
          <text:p text:style-name="P18">Paper</text:p>
        </text:list-item>
        <text:list-item>
          <text:p text:style-name="P18">Projectile launcher</text:p>
        </text:list-item>
        <text:list-item>
          <text:p text:style-name="P18">9.8 g spherical projectile</text:p>
        </text:list-item>
        <text:list-item>
          <text:p text:style-name="P18">Wooden plank</text:p>
        </text:list-item>
      </text:list>
      <text:h text:style-name="P3" text:outline-level="1"><text:span text:style-name="T1">Method</text:span></text:h>
      <text:list xml:id="list1580350439" text:style-name="L2">
        <text:list-item>
          <text:p text:style-name="P19">Place the wooden plank leaning up against a wall.</text:p>
        </text:list-item>
        <text:list-item>
          <text:p text:style-name="P19">Place blue carbon paper on top of the paper on the ground in front of the projectile launcher.</text:p>
        </text:list-item>
        <text:list-item>
          <text:p text:style-name="P20">Attach the projectile launcher 70 cm up the wooden plank, at 15<text:span text:style-name="T4">°</text:span> to the horizontal.</text:p>
        </text:list-item>
        <text:list-item>
          <text:p text:style-name="P19">Load the projectile launcher with the projectile and fire. Repeat 3 times.</text:p>
        </text:list-item>
        <text:list-item>
          <text:p text:style-name="P20">Label <text:span text:style-name="T7">the positions of the blue dots with 15</text:span><text:span text:style-name="T4">°.</text:span></text:p>
        </text:list-item>
        <text:list-item>
          <text:p text:style-name="P22"><text:span text:style-name="T4">Repeat step 4 and 5 whilst increasing the angle in 5</text:span><text:span text:style-name="T5">° </text:span><text:span text:style-name="T4">increments until the average distance appears to be decreasing.</text:span></text:p>
        </text:list-item>
        <text:list-item>
          <text:p text:style-name="P22"><text:soft-page-break/><text:span text:style-name="T4"/></text:p>
        </text:list-item>
      </text:list>
      <text:h text:style-name="P3" text:outline-level="1"><text:span text:style-name="T1">Results</text:span></text:h>
      <text:p text:style-name="P1">Table 1: Launch height of 130 cm</text:p>
      <table:table table:name="height130" table:style-name="height130">
        <table:table-column table:style-name="height130.A" table:number-columns-repeated="5"/>
        <table:table-row>
          <table:table-cell table:style-name="height130.A1" table:number-rows-spanned="2" office:value-type="string">
            <text:p text:style-name="P11"><text:span text:style-name="T1">Angle (</text:span>°<text:span text:style-name="T1">) </text:span><text:span text:style-name="T6">± 0.5°</text:span></text:p>
          </table:table-cell>
          <table:table-cell table:style-name="height130.A1" table:number-columns-spanned="3" office:value-type="string">
            <text:p text:style-name="P11"><text:span text:style-name="T1">Distance (cm) </text:span><text:span text:style-name="T2">± </text:span><text:span text:style-name="T6">0.5 cm</text:span></text:p>
          </table:table-cell>
          <table:covered-table-cell/>
          <table:covered-table-cell/>
          <table:table-cell table:style-name="height130.A1" table:number-rows-spanned="2" office:value-type="string">
            <text:p text:style-name="P10">Average (cm)</text:p>
          </table:table-cell>
        </table:table-row>
        <table:table-row>
          <table:covered-table-cell table:style-name="height130.A1"/>
          <table:table-cell table:style-name="height130.A1" office:value-type="string">
            <text:p text:style-name="P10">Trial 1</text:p>
          </table:table-cell>
          <table:table-cell table:style-name="height130.A1" office:value-type="string">
            <text:p text:style-name="P10">Trial 2</text:p>
          </table:table-cell>
          <table:table-cell table:style-name="height130.A1" office:value-type="string">
            <text:p text:style-name="P10">Trial 3</text:p>
          </table:table-cell>
          <table:covered-table-cell table:style-name="height130.A1"/>
        </table:table-row>
        <table:table-row>
          <table:table-cell table:style-name="height130.A3" office:value-type="float" office:value="15">
            <text:p text:style-name="P16">15</text:p>
          </table:table-cell>
          <table:table-cell table:style-name="height130.A3" office:value-type="float" office:value="215">
            <text:p text:style-name="P16">215</text:p>
          </table:table-cell>
          <table:table-cell table:style-name="height130.A3" office:value-type="float" office:value="209">
            <text:p text:style-name="P16">209</text:p>
          </table:table-cell>
          <table:table-cell table:style-name="height130.A3" office:value-type="float" office:value="201">
            <text:p text:style-name="P16">201</text:p>
          </table:table-cell>
          <table:table-cell table:style-name="height130.E3" office:value-type="float" office:value="208.3">
            <text:p text:style-name="P16">208.3</text:p>
          </table:table-cell>
        </table:table-row>
        <table:table-row>
          <table:table-cell table:style-name="height130.A3" office:value-type="float" office:value="20">
            <text:p text:style-name="P16">20</text:p>
          </table:table-cell>
          <table:table-cell table:style-name="height130.A3" office:value-type="float" office:value="219">
            <text:p text:style-name="P16">219</text:p>
          </table:table-cell>
          <table:table-cell table:style-name="height130.A3" office:value-type="float" office:value="200">
            <text:p text:style-name="P16">200</text:p>
          </table:table-cell>
          <table:table-cell table:style-name="height130.A3" office:value-type="float" office:value="196">
            <text:p text:style-name="P16">196</text:p>
          </table:table-cell>
          <table:table-cell table:style-name="height130.E3" office:value-type="float" office:value="205">
            <text:p text:style-name="P16">205.0</text:p>
          </table:table-cell>
        </table:table-row>
        <table:table-row>
          <table:table-cell table:style-name="height130.A3" office:value-type="float" office:value="25">
            <text:p text:style-name="P16">25</text:p>
          </table:table-cell>
          <table:table-cell table:style-name="height130.A3" office:value-type="float" office:value="215">
            <text:p text:style-name="P16">215</text:p>
          </table:table-cell>
          <table:table-cell table:style-name="height130.A3" office:value-type="float" office:value="212">
            <text:p text:style-name="P16">212</text:p>
          </table:table-cell>
          <table:table-cell table:style-name="height130.A3" office:value-type="float" office:value="233">
            <text:p text:style-name="P16">233</text:p>
          </table:table-cell>
          <table:table-cell table:style-name="height130.E3" office:value-type="float" office:value="220">
            <text:p text:style-name="P16">220.0</text:p>
          </table:table-cell>
        </table:table-row>
        <table:table-row>
          <table:table-cell table:style-name="height130.A3" office:value-type="float" office:value="27">
            <text:p text:style-name="P16">27</text:p>
          </table:table-cell>
          <table:table-cell table:style-name="height130.A3" office:value-type="float" office:value="223">
            <text:p text:style-name="P16">223</text:p>
          </table:table-cell>
          <table:table-cell table:style-name="height130.A3" office:value-type="float" office:value="195">
            <text:p text:style-name="P16">195</text:p>
          </table:table-cell>
          <table:table-cell table:style-name="height130.A3" office:value-type="float" office:value="199">
            <text:p text:style-name="P16">199</text:p>
          </table:table-cell>
          <table:table-cell table:style-name="height130.E3" office:value-type="float" office:value="205.666666666667">
            <text:p text:style-name="P16">205.7</text:p>
          </table:table-cell>
        </table:table-row>
        <table:table-row>
          <table:table-cell table:style-name="height130.A3" office:value-type="float" office:value="28">
            <text:p text:style-name="P16">28</text:p>
          </table:table-cell>
          <table:table-cell table:style-name="height130.A3" office:value-type="float" office:value="224">
            <text:p text:style-name="P16">224</text:p>
          </table:table-cell>
          <table:table-cell table:style-name="height130.A3" office:value-type="float" office:value="222">
            <text:p text:style-name="P16">222</text:p>
          </table:table-cell>
          <table:table-cell table:style-name="height130.A3" office:value-type="float" office:value="296">
            <text:p text:style-name="P16">296</text:p>
          </table:table-cell>
          <table:table-cell table:style-name="height130.E3" office:value-type="float" office:value="247.333333333333">
            <text:p text:style-name="P16">247.3</text:p>
          </table:table-cell>
        </table:table-row>
        <table:table-row>
          <table:table-cell table:style-name="height130.A3" office:value-type="float" office:value="29">
            <text:p text:style-name="P16">29</text:p>
          </table:table-cell>
          <table:table-cell table:style-name="height130.A3" office:value-type="float" office:value="228">
            <text:p text:style-name="P16">228</text:p>
          </table:table-cell>
          <table:table-cell table:style-name="height130.A3" office:value-type="float" office:value="204">
            <text:p text:style-name="P16">204</text:p>
          </table:table-cell>
          <table:table-cell table:style-name="height130.D8" office:value-type="string">
            <text:p text:style-name="Table_20_Contents"/>
          </table:table-cell>
          <table:table-cell table:style-name="height130.E3" office:value-type="float" office:value="216">
            <text:p text:style-name="P16">216.0</text:p>
          </table:table-cell>
        </table:table-row>
        <table:table-row>
          <table:table-cell table:style-name="height130.A3" office:value-type="float" office:value="30">
            <text:p text:style-name="P16">30</text:p>
          </table:table-cell>
          <table:table-cell table:style-name="height130.A3" office:value-type="float" office:value="228">
            <text:p text:style-name="P16">228</text:p>
          </table:table-cell>
          <table:table-cell table:style-name="height130.A3" office:value-type="float" office:value="222">
            <text:p text:style-name="P16">222</text:p>
          </table:table-cell>
          <table:table-cell table:style-name="height130.A3" office:value-type="float" office:value="211">
            <text:p text:style-name="P16">211</text:p>
          </table:table-cell>
          <table:table-cell table:style-name="height130.E3" office:value-type="float" office:value="220.333333333333">
            <text:p text:style-name="P16">220.3</text:p>
          </table:table-cell>
        </table:table-row>
        <table:table-row>
          <table:table-cell table:style-name="height130.A3" office:value-type="float" office:value="35">
            <text:p text:style-name="P16">35</text:p>
          </table:table-cell>
          <table:table-cell table:style-name="height130.A3" office:value-type="float" office:value="219">
            <text:p text:style-name="P16">219</text:p>
          </table:table-cell>
          <table:table-cell table:style-name="height130.A3" office:value-type="float" office:value="207">
            <text:p text:style-name="P16">207</text:p>
          </table:table-cell>
          <table:table-cell table:style-name="height130.A3" office:value-type="float" office:value="193">
            <text:p text:style-name="P16">193</text:p>
          </table:table-cell>
          <table:table-cell table:style-name="height130.E3" office:value-type="float" office:value="206.333333333333">
            <text:p text:style-name="P16">206.3</text:p>
          </table:table-cell>
        </table:table-row>
        <table:table-row>
          <table:table-cell table:style-name="height130.A3" office:value-type="float" office:value="40">
            <text:p text:style-name="P16">40</text:p>
          </table:table-cell>
          <table:table-cell table:style-name="height130.A3" office:value-type="float" office:value="185">
            <text:p text:style-name="P16">185</text:p>
          </table:table-cell>
          <table:table-cell table:style-name="height130.A3" office:value-type="float" office:value="198">
            <text:p text:style-name="P16">198</text:p>
          </table:table-cell>
          <table:table-cell table:style-name="height130.D8" office:value-type="string">
            <text:p text:style-name="Table_20_Contents"/>
          </table:table-cell>
          <table:table-cell table:style-name="height130.E3" office:value-type="float" office:value="191.5">
            <text:p text:style-name="P16">191.5</text:p>
          </table:table-cell>
        </table:table-row>
      </table:table>
      <text:p text:style-name="P4"/>
      <text:p text:style-name="P5">Table 2: Launch height of 100 cm</text:p>
      <table:table table:name="height100" table:style-name="height100">
        <table:table-column table:style-name="height100.A" table:number-columns-repeated="5"/>
        <table:table-row>
          <table:table-cell table:style-name="height100.A1" table:number-rows-spanned="2" office:value-type="string">
            <text:p text:style-name="P11"><text:span text:style-name="T1">Angle (</text:span>°<text:span text:style-name="T1">) </text:span><text:span text:style-name="T6">± 0.5°</text:span></text:p>
          </table:table-cell>
          <table:table-cell table:style-name="height100.A1" table:number-columns-spanned="3" office:value-type="string">
            <text:p text:style-name="P11"><text:span text:style-name="T1">Distance (cm) </text:span><text:span text:style-name="T2">± </text:span><text:span text:style-name="T6">0.5 cm</text:span></text:p>
          </table:table-cell>
          <table:covered-table-cell/>
          <table:covered-table-cell/>
          <table:table-cell table:style-name="height100.A1" table:number-rows-spanned="2" office:value-type="string">
            <text:p text:style-name="P10">Average (cm)</text:p>
          </table:table-cell>
        </table:table-row>
        <table:table-row>
          <table:covered-table-cell table:style-name="height100.A1"/>
          <table:table-cell table:style-name="height100.A1" office:value-type="string">
            <text:p text:style-name="P10">Trial 1</text:p>
          </table:table-cell>
          <table:table-cell table:style-name="height100.A1" office:value-type="string">
            <text:p text:style-name="P10">Trial 2</text:p>
          </table:table-cell>
          <table:table-cell table:style-name="height100.A1" office:value-type="string">
            <text:p text:style-name="P10">Trial 3</text:p>
          </table:table-cell>
          <table:covered-table-cell table:style-name="height100.A1"/>
        </table:table-row>
        <table:table-row>
          <table:table-cell table:style-name="height100.A1" office:value-type="string">
            <text:p text:style-name="P13">20</text:p>
          </table:table-cell>
          <table:table-cell table:style-name="height100.B3" office:value-type="float" office:value="218">
            <text:p text:style-name="P16">218</text:p>
          </table:table-cell>
          <table:table-cell table:style-name="height100.B3" office:value-type="float" office:value="235.8">
            <text:p text:style-name="P16">236</text:p>
          </table:table-cell>
          <table:table-cell table:style-name="height100.B3" office:value-type="float" office:value="241.8">
            <text:p text:style-name="P16">242</text:p>
          </table:table-cell>
          <table:table-cell table:style-name="height100.E3" office:value-type="float" office:value="232">
            <text:p text:style-name="P16">232.0</text:p>
          </table:table-cell>
        </table:table-row>
        <table:table-row>
          <table:table-cell table:style-name="height100.A1" office:value-type="string">
            <text:p text:style-name="P14">23</text:p>
          </table:table-cell>
          <table:table-cell table:style-name="height100.B3" office:value-type="float" office:value="240.6">
            <text:p text:style-name="P16">241</text:p>
          </table:table-cell>
          <table:table-cell table:style-name="height100.B3" office:value-type="float" office:value="235">
            <text:p text:style-name="P16">235</text:p>
          </table:table-cell>
          <table:table-cell table:style-name="height100.B3" office:value-type="float" office:value="232.2">
            <text:p text:style-name="P16">232</text:p>
          </table:table-cell>
          <table:table-cell table:style-name="height100.E3" office:value-type="float" office:value="236">
            <text:p text:style-name="P16">236.0</text:p>
          </table:table-cell>
        </table:table-row>
        <table:table-row>
          <table:table-cell table:style-name="height100.A1" office:value-type="string">
            <text:p text:style-name="P13">24</text:p>
          </table:table-cell>
          <table:table-cell table:style-name="height100.B3" office:value-type="float" office:value="235.9">
            <text:p text:style-name="P16">236</text:p>
          </table:table-cell>
          <table:table-cell table:style-name="height100.C5">
            <text:p text:style-name="Table_20_Contents"/>
          </table:table-cell>
          <table:table-cell table:style-name="height100.C5">
            <text:p text:style-name="Table_20_Contents"/>
          </table:table-cell>
          <table:table-cell table:style-name="height100.E3" office:value-type="float" office:value="236">
            <text:p text:style-name="P16">236.0</text:p>
          </table:table-cell>
        </table:table-row>
        <table:table-row>
          <table:table-cell table:style-name="height100.A1" office:value-type="string">
            <text:p text:style-name="P13">25</text:p>
          </table:table-cell>
          <table:table-cell table:style-name="height100.B3" office:value-type="float" office:value="247.3">
            <text:p text:style-name="P16">247</text:p>
          </table:table-cell>
          <table:table-cell table:style-name="height100.B3" office:value-type="float" office:value="240">
            <text:p text:style-name="P16">240</text:p>
          </table:table-cell>
          <table:table-cell table:style-name="height100.B3" office:value-type="float" office:value="242.2">
            <text:p text:style-name="P16">242</text:p>
          </table:table-cell>
          <table:table-cell table:style-name="height100.E3" office:value-type="float" office:value="243">
            <text:p text:style-name="P16">243.0</text:p>
          </table:table-cell>
        </table:table-row>
        <table:table-row>
          <table:table-cell table:style-name="height100.A1" office:value-type="string">
            <text:p text:style-name="P13">27</text:p>
          </table:table-cell>
          <table:table-cell table:style-name="height100.B3" office:value-type="float" office:value="239.8">
            <text:p text:style-name="P16">240</text:p>
          </table:table-cell>
          <table:table-cell table:style-name="height100.B3" office:value-type="float" office:value="234.3">
            <text:p text:style-name="P16">234</text:p>
          </table:table-cell>
          <table:table-cell table:style-name="height100.B3" office:value-type="float" office:value="247.5">
            <text:p text:style-name="P16">248</text:p>
          </table:table-cell>
          <table:table-cell table:style-name="height100.E3" office:value-type="float" office:value="240.666666666667">
            <text:p text:style-name="P16">240.7</text:p>
          </table:table-cell>
        </table:table-row>
        <table:table-row>
          <table:table-cell table:style-name="height100.A1" office:value-type="string">
            <text:p text:style-name="P13">30</text:p>
          </table:table-cell>
          <table:table-cell table:style-name="height100.B3" office:value-type="float" office:value="228.7">
            <text:p text:style-name="P16">229</text:p>
          </table:table-cell>
          <table:table-cell table:style-name="height100.B3" office:value-type="float" office:value="247.7">
            <text:p text:style-name="P16">248</text:p>
          </table:table-cell>
          <table:table-cell table:style-name="height100.B3" office:value-type="float" office:value="234.2">
            <text:p text:style-name="P16">234</text:p>
          </table:table-cell>
          <table:table-cell table:style-name="height100.E3" office:value-type="float" office:value="237">
            <text:p text:style-name="P16">237.0</text:p>
          </table:table-cell>
        </table:table-row>
        <table:table-row>
          <table:table-cell table:style-name="height100.A1" office:value-type="string">
            <text:p text:style-name="P13">31</text:p>
          </table:table-cell>
          <table:table-cell table:style-name="height100.B3" office:value-type="float" office:value="227.8">
            <text:p text:style-name="P16">228</text:p>
          </table:table-cell>
          <table:table-cell table:style-name="height100.C5">
            <text:p text:style-name="Table_20_Contents"/>
          </table:table-cell>
          <table:table-cell table:style-name="height100.C5">
            <text:p text:style-name="Table_20_Contents"/>
          </table:table-cell>
          <table:table-cell table:style-name="height100.E3" office:value-type="float" office:value="228">
            <text:p text:style-name="P16">228.0</text:p>
          </table:table-cell>
        </table:table-row>
        <table:table-row>
          <table:table-cell table:style-name="height100.A1" office:value-type="string">
            <text:p text:style-name="P13">35</text:p>
          </table:table-cell>
          <table:table-cell table:style-name="height100.B3" office:value-type="float" office:value="242.9">
            <text:p text:style-name="P16">243</text:p>
          </table:table-cell>
          <table:table-cell table:style-name="height100.B3" office:value-type="float" office:value="238.6">
            <text:p text:style-name="P16">239</text:p>
          </table:table-cell>
          <table:table-cell table:style-name="height100.B3" office:value-type="float" office:value="237.3">
            <text:p text:style-name="P16">237</text:p>
          </table:table-cell>
          <table:table-cell table:style-name="height100.E3" office:value-type="float" office:value="239.666666666667">
            <text:p text:style-name="P16">239.7</text:p>
          </table:table-cell>
        </table:table-row>
        <table:table-row>
          <table:table-cell table:style-name="height100.A1" office:value-type="string">
            <text:p text:style-name="P13">40</text:p>
          </table:table-cell>
          <table:table-cell table:style-name="height100.B3" office:value-type="float" office:value="228.1">
            <text:p text:style-name="P16">228</text:p>
          </table:table-cell>
          <table:table-cell table:style-name="height100.B3" office:value-type="float" office:value="223.3">
            <text:p text:style-name="P16">223</text:p>
          </table:table-cell>
          <table:table-cell table:style-name="height100.B3" office:value-type="float" office:value="227.7">
            <text:p text:style-name="P16">228</text:p>
          </table:table-cell>
          <table:table-cell table:style-name="height100.E3" office:value-type="float" office:value="226.333333333333">
            <text:p text:style-name="P16">226.3</text:p>
          </table:table-cell>
        </table:table-row>
        <table:table-row>
          <table:table-cell table:style-name="height100.A1" office:value-type="string">
            <text:p text:style-name="P13">45</text:p>
          </table:table-cell>
          <table:table-cell table:style-name="height100.B3" office:value-type="float" office:value="209.9">
            <text:p text:style-name="P16">210</text:p>
          </table:table-cell>
          <table:table-cell table:style-name="height100.B3" office:value-type="float" office:value="220.4">
            <text:p text:style-name="P16">220</text:p>
          </table:table-cell>
          <table:table-cell table:style-name="height100.B3" office:value-type="float" office:value="199.9">
            <text:p text:style-name="P16">200</text:p>
          </table:table-cell>
          <table:table-cell table:style-name="height100.E3" office:value-type="float" office:value="210">
            <text:p text:style-name="P16">210.0</text:p>
          </table:table-cell>
        </table:table-row>
      </table:table>
      <text:p text:style-name="P1"/>
      <text:p text:style-name="Caption">Table 3: Launch height of 70 cm</text:p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P8"><text:span text:style-name="T1">Angle (</text:span>°<text:span text:style-name="T1">) </text:span><text:span text:style-name="T6">± 0.5°</text:span></text:p>
          </table:table-cell>
          <table:table-cell table:style-name="Table1.A1" table:number-columns-spanned="3" office:value-type="string">
            <text:p text:style-name="P8"><text:span text:style-name="T1">Distance (cm) </text:span><text:span text:style-name="T2">± </text:span><text:span text:style-name="T6">0.5 cm</text:span></text:p>
          </table:table-cell>
          <table:covered-table-cell/>
          <table:covered-table-cell/>
          <table:table-cell table:style-name="Table1.A1" table:number-rows-spanned="2" office:value-type="string">
            <text:p text:style-name="P9">Average (cm)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9">Trial 1</text:p>
          </table:table-cell>
          <table:table-cell table:style-name="Table1.A1" office:value-type="string">
            <text:p text:style-name="P9">Trial 2</text:p>
          </table:table-cell>
          <table:table-cell table:style-name="Table1.A1" office:value-type="string">
            <text:p text:style-name="P9">Trial 3</text:p>
          </table:table-cell>
          <table:covered-table-cell table:style-name="Table1.A1"/>
        </table:table-row>
        <table:table-row>
          <table:table-cell table:style-name="Table1.A3" office:value-type="float" office:value="15">
            <text:p text:style-name="P7">15</text:p>
          </table:table-cell>
          <table:table-cell table:style-name="Table1.A3" office:value-type="float" office:value="150">
            <text:p text:style-name="P7">150</text:p>
          </table:table-cell>
          <table:table-cell table:style-name="Table1.A3" office:value-type="float" office:value="171">
            <text:p text:style-name="P7">171</text:p>
          </table:table-cell>
          <table:table-cell table:style-name="Table1.A3" office:value-type="float" office:value="178">
            <text:p text:style-name="P7">178</text:p>
          </table:table-cell>
          <table:table-cell table:style-name="Table1.E3" office:value-type="float" office:value="166.3">
            <text:p text:style-name="P7">166.3</text:p>
          </table:table-cell>
        </table:table-row>
        <table:table-row>
          <table:table-cell table:style-name="Table1.A3" office:value-type="float" office:value="20">
            <text:p text:style-name="P7">20</text:p>
          </table:table-cell>
          <table:table-cell table:style-name="Table1.A3" office:value-type="float" office:value="197">
            <text:p text:style-name="P7">197</text:p>
          </table:table-cell>
          <table:table-cell table:style-name="Table1.A3" office:value-type="float" office:value="197">
            <text:p text:style-name="P7">197</text:p>
          </table:table-cell>
          <table:table-cell table:style-name="Table1.A3" office:value-type="float" office:value="193">
            <text:p text:style-name="P7">193</text:p>
          </table:table-cell>
          <table:table-cell table:style-name="Table1.E3" office:value-type="float" office:value="195.666666666667">
            <text:p text:style-name="P7">195.7</text:p>
          </table:table-cell>
        </table:table-row>
        <table:table-row>
          <table:table-cell table:style-name="Table1.A3" office:value-type="float" office:value="25">
            <text:p text:style-name="P7">25</text:p>
          </table:table-cell>
          <table:table-cell table:style-name="Table1.A3" office:value-type="float" office:value="202">
            <text:p text:style-name="P7">202</text:p>
          </table:table-cell>
          <table:table-cell table:style-name="Table1.A3" office:value-type="float" office:value="206">
            <text:p text:style-name="P7">206</text:p>
          </table:table-cell>
          <table:table-cell table:style-name="Table1.A3" office:value-type="float" office:value="190">
            <text:p text:style-name="P7">190</text:p>
          </table:table-cell>
          <table:table-cell table:style-name="Table1.E3" office:value-type="float" office:value="199.333333333333">
            <text:p text:style-name="P7">199.3</text:p>
          </table:table-cell>
        </table:table-row>
        <table:table-row>
          <table:table-cell table:style-name="Table1.A3" office:value-type="float" office:value="27">
            <text:p text:style-name="P7">27</text:p>
          </table:table-cell>
          <table:table-cell table:style-name="Table1.A3" office:value-type="float" office:value="210">
            <text:p text:style-name="P7">210</text:p>
          </table:table-cell>
          <table:table-cell table:style-name="Table1.A3" office:value-type="float" office:value="198">
            <text:p text:style-name="P7">198</text:p>
          </table:table-cell>
          <table:table-cell table:style-name="Table1.A3" office:value-type="float" office:value="202">
            <text:p text:style-name="P7">202</text:p>
          </table:table-cell>
          <table:table-cell table:style-name="Table1.E3" office:value-type="float" office:value="203.333333333333">
            <text:p text:style-name="P7">203.3</text:p>
          </table:table-cell>
        </table:table-row>
        <table:table-row>
          <table:table-cell table:style-name="Table1.A3" office:value-type="float" office:value="29">
            <text:p text:style-name="P7">29</text:p>
          </table:table-cell>
          <table:table-cell table:style-name="Table1.A3" office:value-type="float" office:value="196">
            <text:p text:style-name="P7">196</text:p>
          </table:table-cell>
          <table:table-cell table:style-name="Table1.A3" office:value-type="float" office:value="186">
            <text:p text:style-name="P7">186</text:p>
          </table:table-cell>
          <table:table-cell table:style-name="Table1.A3" office:value-type="float" office:value="200">
            <text:p text:style-name="P7">200</text:p>
          </table:table-cell>
          <table:table-cell table:style-name="Table1.E3" office:value-type="float" office:value="194">
            <text:p text:style-name="P7">194.0</text:p>
          </table:table-cell>
        </table:table-row>
        <table:table-row>
          <table:table-cell table:style-name="Table1.A3" office:value-type="float" office:value="30">
            <text:p text:style-name="P7">30</text:p>
          </table:table-cell>
          <table:table-cell table:style-name="Table1.A3" office:value-type="float" office:value="189">
            <text:p text:style-name="P7">189</text:p>
          </table:table-cell>
          <table:table-cell table:style-name="Table1.A3" office:value-type="float" office:value="187">
            <text:p text:style-name="P7">187</text:p>
          </table:table-cell>
          <table:table-cell table:style-name="Table1.D8" office:value-type="string">
            <text:p text:style-name="Table_20_Contents"/>
          </table:table-cell>
          <table:table-cell table:style-name="Table1.E3" office:value-type="float" office:value="188">
            <text:p text:style-name="P7">188.0</text:p>
          </table:table-cell>
        </table:table-row>
        <text:soft-page-break/>
        <table:table-row>
          <table:table-cell table:style-name="Table1.A3" office:value-type="float" office:value="31">
            <text:p text:style-name="P7">31</text:p>
          </table:table-cell>
          <table:table-cell table:style-name="Table1.A3" office:value-type="float" office:value="201">
            <text:p text:style-name="P7">201</text:p>
          </table:table-cell>
          <table:table-cell table:style-name="Table1.A3" office:value-type="float" office:value="202">
            <text:p text:style-name="P7">202</text:p>
          </table:table-cell>
          <table:table-cell table:style-name="Table1.A3" office:value-type="float" office:value="199">
            <text:p text:style-name="P7">199</text:p>
          </table:table-cell>
          <table:table-cell table:style-name="Table1.E3" office:value-type="float" office:value="200.666666666667">
            <text:p text:style-name="P7">200.7</text:p>
          </table:table-cell>
        </table:table-row>
        <table:table-row>
          <table:table-cell table:style-name="Table1.A3" office:value-type="float" office:value="33">
            <text:p text:style-name="P7">33</text:p>
          </table:table-cell>
          <table:table-cell table:style-name="Table1.A3" office:value-type="float" office:value="196">
            <text:p text:style-name="P7">196</text:p>
          </table:table-cell>
          <table:table-cell table:style-name="Table1.A3" office:value-type="float" office:value="197">
            <text:p text:style-name="P7">197</text:p>
          </table:table-cell>
          <table:table-cell table:style-name="Table1.A3" office:value-type="float" office:value="195">
            <text:p text:style-name="P7">195</text:p>
          </table:table-cell>
          <table:table-cell table:style-name="Table1.E3" office:value-type="float" office:value="196">
            <text:p text:style-name="P7">196.0</text:p>
          </table:table-cell>
        </table:table-row>
        <table:table-row>
          <table:table-cell table:style-name="Table1.A3" office:value-type="float" office:value="35">
            <text:p text:style-name="P7">35</text:p>
          </table:table-cell>
          <table:table-cell table:style-name="Table1.A3" office:value-type="float" office:value="207">
            <text:p text:style-name="P7">207</text:p>
          </table:table-cell>
          <table:table-cell table:style-name="Table1.A3" office:value-type="float" office:value="202">
            <text:p text:style-name="P7">202</text:p>
          </table:table-cell>
          <table:table-cell table:style-name="Table1.D11" office:value-type="float" office:value="192">
            <text:p text:style-name="P7">192</text:p>
          </table:table-cell>
          <table:table-cell table:style-name="Table1.E3" office:value-type="float" office:value="200.333333333333">
            <text:p text:style-name="P7">200.3</text:p>
          </table:table-cell>
        </table:table-row>
      </table:table>
      <text:h text:style-name="P2" text:outline-level="1">Analysis</text:h>
      <text:h text:style-name="P2" text:outline-level="1">Conclusion</text:h>
      <text:h text:style-name="P2" text:outline-level="1">Evaluation</text:h>
      <text:h text:style-name="P2" text:outline-level="1">Discussion</text:h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2" fo:font-family="'Noto Sans'" style:font-style-name="Regular" style:font-family-generic="swiss" style:font-pitch="variable" style:font-name-asian="Noto Sans CJK HK" style:font-family-asian="'Noto Sans CJK HK'" style:font-style-name-asian="Regular" style:font-family-generic-asian="swiss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" fo:font-family="'Noto Sans'" style:font-style-name="Bold" style:font-family-generic="swiss" style:font-pitch="variable" fo:font-size="18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oto Sans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Noto Sans" fo:font-family="'Noto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Noto Sans1" fo:font-family="'Noto Sans'" style:font-style-name="Bold Italic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Noto Sans" fo:font-family="'Noto Sans'" style:font-style-name="Bold" style:font-family-generic="swiss" style:font-pitch="variable" fo:font-size="12pt" fo:font-weight="bold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Noto Sans1" fo:font-family="'Noto Sans'" style:font-style-name="Bold Italic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" fo:font-family="'Noto Sans'" style:font-style-name="Bold" style:font-family-generic="swiss" style:font-pitch="variable" fo:font-size="28pt" fo:font-weight="bold" style:font-size-asian="28pt" style:font-weight-asian="bold" style:font-size-complex="28pt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1:27:28.908415921</meta:creation-date>
    <meta:editing-duration>PT7M42S</meta:editing-duration>
    <meta:editing-cycles>2</meta:editing-cycles>
    <meta:generator>LibreOffice/7.3.7.2$Linux_X86_64 LibreOffice_project/30$Build-2</meta:generator>
    <dc:title>sans</dc:title>
    <dc:date>2023-11-23T12:04:25.524024947</dc:date>
    <meta:document-statistic meta:table-count="3" meta:image-count="0" meta:object-count="0" meta:page-count="3" meta:paragraph-count="178" meta:word-count="352" meta:character-count="1573" meta:non-whitespace-character-count="1410"/>
    <meta:template xlink:type="simple" xlink:actuate="onRequest" xlink:title="sans" xlink:href="../../../../Templates/sans1.ott" meta:date="2023-11-23T11:27:26.852925958"/>
  </office:meta>
</office:document-meta>
</file>